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fo:color="#ffffff"/>
    </style:style>
    <style:style style:name="ce6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fo:color="#ffffff"/>
    </style:style>
    <style:style style:name="ce11" style:family="table-cell" style:parent-style-name="Default">
      <style:table-cell-properties fo:background-color="#ffffff"/>
      <style:text-properties fo:color="#ffffff"/>
    </style:style>
    <style:style style:name="ce12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ffffff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1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151.15mm" svg:y="6.83mm">
            <loext:p draw:notify-on-update-of-ranges="Sheet1.B12:Sheet1.B23 Sheet1.C12:Sheet1.C23 Sheet1.D11:Sheet1.D11 Sheet1.D12:Sheet1.D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72.68mm" svg:y="19.92mm" draw:control="control1"/>
          <draw:control draw:z-index="2" draw:text-style-name="P2" svg:width="25.61mm" svg:height="6.64mm" svg:x="102.42mm" svg:y="19.65mm" draw:control="control2"/>
        </table:shapes>
        <table:table-column table:style-name="co1" table:default-cell-style-name="Default"/>
        <table:table-column table:style-name="co2" table:default-cell-style-name="ce6"/>
        <table:table-column table:style-name="co1" table:default-cell-style-name="ce11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 [秒]</text:p>
          </table:table-cell>
          <table:table-cell table:style-name="ce1" office:value-type="string" calcext:value-type="string">
            <text:p>ラベル</text:p>
          </table:table-cell>
          <table:table-cell table:style-name="ce1" office:value-type="string" calcext:value-type="string">
            <text:p>Re[Z]</text:p>
          </table:table-cell>
          <table:table-cell table:style-name="ce1" office:value-type="string" calcext:value-type="string">
            <text:p>Im[Z]</text:p>
          </table:table-cell>
          <table:table-cell table:style-name="ce1" office:value-type="string" calcext:value-type="string">
            <text:p>|z(t)|</text:p>
          </table:table-cell>
          <table:table-cell table:style-name="ce1" office:value-type="string" calcext:value-type="string">
            <text:p>∠z(t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&quot;z(&quot;&amp;[.A2]&amp; &quot;) = &quot;&amp;ROUND([.C2];2)&amp;&quot; + &quot;&amp;ROUND([.D2];2)&amp;&quot; j&quot;" office:value-type="string" office:string-value="z(0) = 0 + 0 j" calcext:value-type="string">
            <text:p>z(0) = 0 + 0 j</text:p>
          </table:table-cell>
          <table:table-cell table:style-name="Default" table:formula="of:=[.E2]*COS([.F2])" office:value-type="float" office:value="0" calcext:value-type="float">
            <text:p>0</text:p>
          </table:table-cell>
          <table:table-cell table:style-name="Default" table:formula="of:=[.E2]*SIN([.F2])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開始秒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終了秒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ラベル</text:p>
          </table:table-cell>
          <table:table-cell table:style-name="ce9" office:value-type="string" calcext:value-type="string">
            <text:p>Re[Z]</text:p>
          </table:table-cell>
          <table:table-cell table:style-name="ce13" office:value-type="string" calcext:value-type="string">
            <text:p>Im[Z]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5"/>
          <table:table-cell table:style-name="ce10" table:formula="of:=[.C2]" office:value-type="float" office:value="0" calcext:value-type="float">
            <text:p>0</text:p>
          </table:table-cell>
          <table:table-cell table:style-name="ce14" table:formula="of:=[.D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00/00/00</text:date>, <text:time style:data-style-name="N2" text:time-value="18:58:13.25069277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09T19:20:04.147605013</dc:date>
    <meta:editing-duration>PT46M46S</meta:editing-duration>
    <meta:editing-cycles>14</meta:editing-cycles>
    <meta:generator>LibreOffice/5.1.6.2$Linux_X86_64 LibreOffice_project/10m0$Build-2</meta:generator>
    <meta:document-statistic meta:table-count="1" meta:cell-count="55" meta:object-count="3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Sub Main

Dim oSheet As Object
oSheet = ThisComponent.CurrentController.ActiveSheet

Dim i,b,s,e As Integer

Clear

b = 13
s = oSheet.getCellRangeByName( "B5" ).value
e = oSheet.getCellRangeByName( "B6" ).value

For i = s*10 To e*10
    Dim t  As Double
    t = i/10
    oSheet.getCellRangeByName( "A2" ).value = t
    If  i Mod 10 = 0  Then
       oSheet.getCellRangeByName( "B"+(b+i/10) ).String = oSheet.getCellRangeByName( "B2" ).String
       oSheet.getCellRangeByName( "C"+(b+i/10) ).value = oSheet.getCellRangeByName( "C2" ).value
       oSheet.getCellRangeByName( "D"+(b+i/10) ).value = oSheet.getCellRangeByName( "D2" ).value
    End If
    wait 100
Next

End Sub

Sub Clear

Dim oSheet As Object
oSheet = ThisComponent.CurrentController.ActiveSheet

Dim i,b As Integer
b = 13
oSheet.getCellRangeByName( "A2" ).value = 0
For i=0 To 10
   oSheet.getCellRangeByName( "B"+(b+i) ).value = i
   oSheet.getCellRangeByName( "C"+(b+i) ).value = 100
   oSheet.getCellRangeByName( "D"+(b+i) ).value = 100
Nex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style-name="ch1">
        <chart:plot-area chart:style-name="ch2" table:cell-range-address="Sheet1.B12:Sheet1.D23 Sheet1.D11:Sheet1.D11" chart:data-source-has-labels="both" svg:x="0.339cm" svg:y="0.299cm" svg:width="16.285cm" svg:height="14.364cm">
          <chartooo:coordinate-region svg:x="0.485cm" svg:y="0.498cm" svg:width="16.045cm" svg:height="13.966cm"/>
          <chart:axis chart:dimension="x" chart:name="primary-x" chart:style-name="ch3" chartooo:axis-type="auto">
            <chart:categories table:cell-range-address="Sheet1.B12:Sheet1.B23"/>
          </chart:axis>
          <chart:axis chart:dimension="x" chart:name="secondary-x" chart:style-name="ch4"/>
          <chart:axis chart:dimension="y" chart:name="primary-y" chart:style-name="ch3"/>
          <chart:axis chart:dimension="y" chart:name="secondary-y" chart:style-name="ch4"/>
          <chart:series chart:attached-axis="primary-y" chart:style-name="ch5" chart:values-cell-range-address="Sheet1.D12:Sheet1.D23" chart:label-cell-address="Sheet1.D11:Sheet1.D11" chart:class="chart:scatter">
            <chart:domain table:cell-range-address="Sheet1.C12:Sheet1.C2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12:Sheet1.B23</svg:desc>
                </draw:g>
              </table:table-cell>
              <table:table-cell office:value-type="float" office:value="0">
                <text:p>0</text:p>
                <draw:g>
                  <svg:desc>Sheet1.C12:Sheet1.C23</svg:desc>
                </draw:g>
              </table:table-cell>
              <table:table-cell office:value-type="float" office:value="0">
                <text:p>0</text:p>
                <draw:g>
                  <svg:desc>Sheet1.D12:Sheet1.D2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